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7.636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433cm"/>
    </style:style>
    <style:style style:name="co11" style:family="table-column">
      <style:table-column-properties fo:break-before="auto" style:column-width="3.593cm"/>
    </style:style>
    <style:style style:name="co12" style:family="table-column">
      <style:table-column-properties fo:break-before="auto" style:column-width="2.526cm"/>
    </style:style>
    <style:style style:name="co13" style:family="table-column">
      <style:table-column-properties fo:break-before="auto" style:column-width="2.171cm"/>
    </style:style>
    <style:style style:name="co14" style:family="table-column">
      <style:table-column-properties fo:break-before="auto" style:column-width="1.718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365cm"/>
    </style:style>
    <style:style style:name="co17" style:family="table-column">
      <style:table-column-properties fo:break-before="auto" style:column-width="5.599cm"/>
    </style:style>
    <style:style style:name="co18" style:family="table-column">
      <style:table-column-properties fo:break-before="auto" style:column-width="2.138cm"/>
    </style:style>
    <style:style style:name="co19" style:family="table-column">
      <style:table-column-properties fo:break-before="auto" style:column-width="9.317cm"/>
    </style:style>
    <style:style style:name="co20" style:family="table-column">
      <style:table-column-properties fo:break-before="auto" style:column-width="2.979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1.621cm"/>
    </style:style>
    <style:style style:name="co24" style:family="table-column">
      <style:table-column-properties fo:break-before="auto" style:column-width="2.817cm"/>
    </style:style>
    <style:style style:name="co25" style:family="table-column">
      <style:table-column-properties fo:break-before="auto" style:column-width="2.559cm"/>
    </style:style>
    <style:style style:name="co26" style:family="table-column">
      <style:table-column-properties fo:break-before="auto" style:column-width="7.796cm"/>
    </style:style>
    <style:style style:name="co27" style:family="table-column">
      <style:table-column-properties fo:break-before="auto" style:column-width="4.951cm"/>
    </style:style>
    <style:style style:name="co28" style:family="table-column">
      <style:table-column-properties fo:break-before="auto" style:column-width="4.078cm"/>
    </style:style>
    <style:style style:name="co29" style:family="table-column">
      <style:table-column-properties fo:break-before="auto" style:column-width="4.789cm"/>
    </style:style>
    <style:style style:name="co30" style:family="table-column">
      <style:table-column-properties fo:break-before="auto" style:column-width="1.298cm"/>
    </style:style>
    <style:style style:name="co31" style:family="table-column">
      <style:table-column-properties fo:break-before="auto" style:column-width="6.341cm"/>
    </style:style>
    <style:style style:name="co32" style:family="table-column">
      <style:table-column-properties fo:break-before="auto" style:column-width="3.239cm"/>
    </style:style>
    <style:style style:name="co33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</table:table>
      <table:table table:name="basic_stats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table:number-columns-repeated="2" office:value-type="string">
            <text:p>AE747B48-8D0D-4E41-B5AF-6AABC911F7A3</text:p>
          </table:table-cell>
          <table:table-cell office:value-type="float" office:value="7381">
            <text:p>7381</text:p>
          </table:table-cell>
          <table:table-cell office:value-type="float" office:value="7260">
            <text:p>7260</text:p>
          </table:table-cell>
          <table:table-cell table:style-name="ce1" office:value-type="string">
            <text:p>2011-11-08T17:34:58</text:p>
          </table:table-cell>
          <table:table-cell table:style-name="ce1" office:value-type="string">
            <text:p>2011-11-06 00:00:00</text:p>
          </table:table-cell>
        </table:table-row>
      </table:table>
      <table:table table:name="budget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2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6" office:value-type="float" office:value="0">
            <text:p>0</text:p>
          </table:table-cell>
          <table:table-cell office:value-type="float" office:value="6574">
            <text:p>6574</text:p>
          </table:table-cell>
          <table:table-cell office:value-type="float" office:value="6504">
            <text:p>6504</text:p>
          </table:table-cell>
          <table:table-cell office:value-type="float" office:value="89.6">
            <text:p>89.6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80">
            <text:p>780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7260">
            <text:p>726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7260">
            <text:p>7260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7259">
            <text:p>725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/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both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3486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3988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29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524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616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631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68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706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17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378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468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468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493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735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770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9116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132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263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922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183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199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271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53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555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624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ctivities with multiple countries that don't add up to 100%</text:p>
          </table:table-cell>
          <table:table-cell table:number-columns-repeated="5"/>
        </table:table-row>
        <table:table-row table:style-name="ro1">
          <table:table-cell office:value-type="string">
            <text:p>File</text:p>
          </table:table-cell>
          <table:table-cell office:value-type="string">
            <text:p>ID</text:p>
          </table:table-cell>
          <table:table-cell office:value-type="string">
            <text:p>Hierarchy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1447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34869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3841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4441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384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46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493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5933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082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163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218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263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348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6964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117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1752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487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517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539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609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AE747B48-8D0D-4E41-B5AF-6AABC911F7A3</text:p>
          </table:table-cell>
          <table:table-cell office:value-type="string">
            <text:p>41114-00076922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participating_org" table:style-name="ta1" table:print="false">
        <table:table-column table:style-name="co23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>
            <text:p>Attribute</text:p>
          </table:table-cell>
        </table:table-row>
      </table:table>
      <table:table table:name="sector" table:style-name="ta1" table:print="false">
        <table:table-column table:style-name="co2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2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table:number-columns-repeated="2" office:value-type="float" office:value="7260">
            <text:p>7260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table:number-columns-repeated="2" office:value-type="float" office:value="690">
            <text:p>69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table:number-columns-repeated="2" office:value-type="float" office:value="7260">
            <text:p>726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2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USD</text:p>
          </table:table-cell>
          <table:table-cell table:number-columns-repeated="2" office:value-type="float" office:value="7260">
            <text:p>726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USD)</text:p>
          </table:table-cell>
          <table:table-cell table:number-columns-repeated="7"/>
        </table:table-row>
        <table:table-row table:style-name="ro1">
          <table:table-cell office:value-type="string">
            <text:p>Hierarchy 2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table:number-columns-repeated="5" office:value-type="float" office:value="0">
            <text:p>0</text:p>
          </table:table-cell>
          <table:table-cell office:value-type="float" office:value="4644871555">
            <text:p>4644871555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2:50</dc:date>
    <dc:creator>david </dc:creator>
    <meta:editing-duration>PT00H00M54S</meta:editing-duration>
    <meta:editing-cycles>2</meta:editing-cycles>
    <meta:generator>OpenOffice.org/3.2$Unix OpenOffice.org_project/320m12$Build-9483</meta:generator>
    <meta:document-statistic meta:table-count="10" meta:cell-count="922" meta:object-count="0"/>
  </office:meta>
</office:document-meta>
</file>